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6ebd07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24d1b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6e214" style:font-weight-asian="normal" style:font-weight-complex="normal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24d1b" officeooo:paragraph-rsid="00791c85" style:font-weight-asian="normal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6e214" officeooo:paragraph-rsid="0076e214" style:font-weight-asian="normal" style:font-weight-complex="normal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a5b29" officeooo:paragraph-rsid="007a5b29" style:font-weight-asian="normal" style:font-weight-complex="normal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724d1b" officeooo:paragraph-rsid="00724d1b" style:font-weight-asian="bold" style:font-weight-complex="bold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7d7449" officeooo:paragraph-rsid="007f1e1d" style:font-weight-asian="bold" style:font-weight-complex="bold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724d1b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158466" fo:font-weight="bold" officeooo:rsid="007a5b29" officeooo:paragraph-rsid="007a5b29" style:font-weight-asian="bold" style:font-weight-complex="bold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158466" fo:font-weight="normal" officeooo:rsid="007a5b29" officeooo:paragraph-rsid="007a5b29" style:font-weight-asian="normal" style:font-weight-complex="normal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808080" fo:font-weight="normal" officeooo:rsid="007a5b29" officeooo:paragraph-rsid="007a5b29" style:font-weight-asian="normal" style:font-weight-complex="normal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82d2b5" officeooo:paragraph-rsid="0082d2b5" style:font-weight-asian="normal" style:font-weight-complex="normal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82d2b5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rsid="0082f1cf" officeooo:paragraph-rsid="0082f1cf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82f1cf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rsid="0084ebb9" officeooo:paragraph-rsid="0084ebb9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rsid="0085bf89" officeooo:paragraph-rsid="0085bf89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rsid="0087630f" officeooo:paragraph-rsid="0087630f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724d1b" style:font-weight-asian="normal" style:font-weight-complex="normal"/>
    </style:style>
    <style:style style:name="T3" style:family="text">
      <style:text-properties fo:color="#000000" fo:font-weight="normal" officeooo:rsid="0082d2b5" style:font-weight-asian="normal" style:font-weight-complex="normal"/>
    </style:style>
    <style:style style:name="T4" style:family="text">
      <style:text-properties fo:color="#000000" fo:font-weight="normal" officeooo:rsid="0082f1cf" style:font-weight-asian="normal" style:font-weight-complex="normal"/>
    </style:style>
    <style:style style:name="T5" style:family="text">
      <style:text-properties fo:color="#000000" fo:font-weight="normal" officeooo:rsid="0084ebb9" style:font-weight-asian="normal" style:font-weight-complex="normal"/>
    </style:style>
    <style:style style:name="T6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fo:color="#000000" style:font-name="Liberation Mono" fo:font-size="10pt" fo:font-weight="normal" officeooo:rsid="0082d2b5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fo:color="#000000" style:font-name="Liberation Mono" fo:font-size="10pt" fo:font-weight="normal" officeooo:rsid="0082f1cf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fo:color="#000000" style:font-name="Liberation Mono" fo:font-size="10pt" fo:font-weight="normal" officeooo:rsid="0084ebb9" style:font-name-asian="Noto Sans Mono CJK SC" style:font-size-asian="10pt" style:font-weight-asian="normal" style:font-name-complex="Liberation Mono" style:font-size-complex="10pt" style:font-weight-complex="normal"/>
    </style:style>
    <style:style style:name="T10" style:family="text">
      <style:text-properties officeooo:rsid="00742d56"/>
    </style:style>
    <style:style style:name="T11" style:family="text">
      <style:text-properties officeooo:rsid="0074e9b5"/>
    </style:style>
    <style:style style:name="T12" style:family="text">
      <style:text-properties officeooo:rsid="0076e21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808080" officeooo:rsid="007f1e1d"/>
    </style:style>
    <style:style style:name="T15" style:family="text">
      <style:text-properties fo:color="#808080" officeooo:rsid="0076e214"/>
    </style:style>
    <style:style style:name="T16" style:family="text">
      <style:text-properties fo:color="#808080" fo:font-weight="normal" officeooo:rsid="0076e214" style:font-weight-asian="normal" style:font-weight-complex="normal"/>
    </style:style>
    <style:style style:name="T17" style:family="text">
      <style:text-properties fo:color="#808080" fo:font-weight="normal" officeooo:rsid="007f1e1d" style:font-weight-asian="normal" style:font-weight-complex="normal"/>
    </style:style>
    <style:style style:name="T18" style:family="text">
      <style:text-properties officeooo:rsid="0082d2b5"/>
    </style:style>
    <style:style style:name="T19" style:family="text">
      <style:text-properties officeooo:rsid="0082f1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SP32 30pin</text:p>
      <text:p text:style-name="P14"><text:span text:style-name="T3">ESP32 3</text:span><text:span text:style-name="T7">8</text:span><text:span text:style-name="T3">pin</text:span></text:p>
      <text:p text:style-name="P15"><text:span text:style-name="T3">E</text:span><text:span text:style-name="T1">SP32 WROOM32D <text:s text:c="2"/></text:span><text:span text:style-name="T5">PCB-антенна</text:span></text:p>
      <text:p text:style-name="P16"><text:span text:style-name="T3">E</text:span><text:span text:style-name="T4">SP32 WROOM32</text:span><text:span text:style-name="T8">U <text:s text:c="2"/></text:span><text:span text:style-name="T9">внешняя антенна</text:span></text:p>
      <text:p text:style-name="P17"><text:span text:style-name="T8">E</text:span><text:span text:style-name="T6">SP32 CH9102X</text:span></text:p>
      <text:p text:style-name="P17"><text:span text:style-name="T6"/></text:p>
      <text:p text:style-name="P17"><text:a xlink:type="simple" xlink:href="https://aliexpress.ru/item/1005004609461716.html?spm=a2g2w.orderdetail.0.0.1b7a4aa6XLosER&amp;sku_id=12000030342831029" text:style-name="Internet_20_link" text:visited-style-name="Visited_20_Internet_20_Link"><text:span text:style-name="T6">https://aliexpress.ru/item/1005004609461716.html?spm=a2g2w.orderdetail.0.0.1b7a4aa6XLosER&amp;sku_id=12000030342831029</text:span></text:a></text:p>
      <text:p text:style-name="P17"><text:span text:style-name="T6"/></text:p>
      <text:p text:style-name="P18"><text:span text:style-name="T6">ESP32 S3 N16R8 <text:s text:c="2"/>44pin <text:s/>547р</text:span></text:p>
      <text:p text:style-name="P18"><text:span text:style-name="T6">ESP32 C3 <text:s text:c="8"/>30pin <text:s/>310р <text:s text:c="3"/>https://habr.com/ru/articles/541874/</text:span></text:p>
      <text:p text:style-name="P19"><text:span text:style-name="T6">ESP32 S3 N8R2 <text:s text:c="3"/>44pin <text:s/>494р</text:span></text:p>
      <text:p text:style-name="P19"><text:span text:style-name="T6">Debugging tool <text:s text:c="9"/>393р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07T11:47:35.888629229</dc:date>
    <meta:editing-duration>PT9H52M11S</meta:editing-duration>
    <meta:editing-cycles>87</meta:editing-cycles>
    <meta:document-statistic meta:table-count="0" meta:image-count="0" meta:object-count="0" meta:page-count="1" meta:paragraph-count="10" meta:word-count="32" meta:character-count="361" meta:non-whitespace-character-count="307"/>
  </office:meta>
</office:document-meta>
</file>